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Monospace" fo:color="#000000" fo:font-size="10pt" style:font-size-asian="10pt" fo:background-color="#E8F2FE"/>
    </style:style>
    <style:style style:name="T3" style:parent-style-name="Основнойшрифтабзаца" style:family="text">
      <style:text-properties style:font-name="Monospace" fo:color="#000000" fo:font-size="10pt" style:font-size-asian="10pt" fo:background-color="#E8F2FE"/>
    </style:style>
    <style:style style:name="T4" style:parent-style-name="Основнойшрифтабзаца" style:family="text">
      <style:text-properties style:font-name="Calibri" fo:font-weight="bold" style:font-weight-asian="bold" fo:color="#000000" fo:font-size="14pt" style:font-size-asian="14pt" style:font-size-complex="14pt" fo:background-color="#E8F2FE" fo:language="ru" fo:country="RU"/>
    </style:style>
    <style:style style:name="T5" style:parent-style-name="Основнойшрифтабзаца" style:family="text">
      <style:text-properties style:font-name="Calibri" fo:font-weight="bold" style:font-weight-asian="bold" fo:color="#000000" fo:font-size="14pt" style:font-size-asian="14pt" style:font-size-complex="14pt" fo:background-color="#E8F2FE"/>
    </style:style>
    <style:style style:name="T6" style:parent-style-name="Основнойшрифтабзаца" style:family="text">
      <style:text-properties style:font-name="Calibri" fo:font-weight="bold" style:font-weight-asian="bold" fo:color="#000000" fo:font-size="14pt" style:font-size-asian="14pt" style:font-size-complex="14pt" fo:background-color="#E8F2FE"/>
    </style:style>
    <style:style style:name="T7" style:parent-style-name="Основнойшрифтабзаца" style:family="text">
      <style:text-properties style:font-name="Calibri" fo:font-weight="bold" style:font-weight-asian="bold" fo:color="#000000" fo:font-size="14pt" style:font-size-asian="14pt" style:font-size-complex="14pt" fo:background-color="#E8F2FE"/>
    </style:style>
    <style:style style:name="P8" style:parent-style-name="Standard" style:family="paragraph">
      <style:text-properties style:font-name="Monospace" fo:color="#000000" fo:font-size="10pt" style:font-size-asian="10pt" fo:background-color="#E8F2FE"/>
    </style:style>
    <style:style style:name="TableColumn10" style:family="table-column">
      <style:table-column-properties style:column-width="1.65in"/>
    </style:style>
    <style:style style:name="TableColumn11" style:family="table-column">
      <style:table-column-properties style:column-width="5.4145in"/>
    </style:style>
    <style:style style:name="Table9" style:family="table">
      <style:table-properties style:width="7.0645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text-properties style:font-name="Calibri" fo:font-weight="bold" style:font-weight-asian="bold" fo:font-style="italic" style:font-style-asian="italic" fo:color="#000000" fo:background-color="#E8F2FE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text-properties style:font-name="Calibri" fo:font-weight="bold" style:font-weight-asian="bold" fo:font-style="italic" style:font-style-asian="italic" fo:color="#000000" fo:background-color="#E8F2FE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Обычный" style:family="paragraph">
      <style:text-properties style:font-name="Calibri" fo:background-color="#E8F2FE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Обычный" style:family="paragraph">
      <style:text-properties style:font-name="Calibri" fo:background-color="#E8F2FE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Обычный" style:family="paragraph">
      <style:text-properties style:font-name="Calibri" fo:background-color="#E8F2FE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Обычный" style:family="paragraph">
      <style:text-properties style:font-name="Calibri" fo:background-color="#E8F2FE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Обычный" style:family="paragraph">
      <style:text-properties style:font-name="Calibri" fo:background-color="#E8F2F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Обычный" style:family="paragraph">
      <style:text-properties style:font-name="Calibri" fo:background-color="#E8F2FE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Обычный" style:family="paragraph">
      <style:text-properties style:font-name="Calibri" fo:background-color="#E8F2F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Обычный" style:family="paragraph">
      <style:text-properties style:font-name="Calibri" fo:background-color="#E8F2FE"/>
    </style:style>
    <style:style style:name="P37" style:parent-style-name="Обычный" style:family="paragraph">
      <style:text-properties style:font-name="Calibri" fo:background-color="#E8F2FE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Обычный" style:family="paragraph">
      <style:text-properties style:font-name="Calibri" fo:background-color="#E8F2F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Обычный" style:family="paragraph">
      <style:text-properties style:font-name="Calibri" fo:background-color="#E8F2FE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Обычный" style:family="paragraph">
      <style:text-properties style:font-name="Calibri" fo:background-color="#E8F2F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Обычный" style:family="paragraph">
      <style:text-properties style:font-name="Calibri" fo:background-color="#E8F2FE"/>
    </style:style>
    <style:style style:name="P48" style:parent-style-name="Обычный" style:family="paragraph">
      <style:text-properties style:font-name="Calibri" fo:background-color="#E8F2FE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Обычный" style:family="paragraph">
      <style:text-properties style:font-name="Calibri" fo:background-color="#E8F2F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Обычный" style:family="paragraph">
      <style:text-properties style:font-name="Calibri" fo:background-color="#E8F2FE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Обычный" style:family="paragraph">
      <style:text-properties style:font-name="Calibri" fo:background-color="#E8F2F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Обычный" style:family="paragraph">
      <style:text-properties style:font-name="Calibri" fo:background-color="#E8F2FE"/>
    </style:style>
    <style:style style:name="P59" style:parent-style-name="Обычный" style:family="paragraph">
      <style:text-properties style:font-name="Calibri" fo:background-color="#E8F2FE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Обычный" style:family="paragraph">
      <style:text-properties style:font-name="Calibri" fo:background-color="#E8F2FE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Обычный" style:family="paragraph">
      <style:text-properties style:font-name="Calibri" fo:background-color="#E8F2FE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Обычный" style:family="paragraph">
      <style:text-properties style:font-name="Calibri" fo:background-color="#E8F2F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Обычный" style:family="paragraph">
      <style:text-properties style:font-name="Calibri" fo:background-color="#E8F2FE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Обычный" style:family="paragraph">
      <style:text-properties style:font-name="Calibri" fo:background-color="#E8F2F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Обычный" style:family="paragraph">
      <style:text-properties style:font-name="Calibri" fo:background-color="#E8F2FE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Обычный" style:family="paragraph">
      <style:text-properties style:font-name="Calibri" fo:background-color="#E8F2F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Обычный" style:family="paragraph">
      <style:text-properties style:font-name="Calibri" fo:background-color="#E8F2FE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Обычный" style:family="paragraph">
      <style:text-properties style:font-name="Calibri" fo:background-color="#E8F2FE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Обычный" style:family="paragraph">
      <style:text-properties style:font-name="Calibri" fo:background-color="#E8F2FE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Обычный" style:family="paragraph">
      <style:text-properties style:font-name="Calibri" fo:background-color="#E8F2FE"/>
    </style:style>
    <style:style style:name="P88" style:parent-style-name="Обычный" style:family="paragraph">
      <style:text-properties style:font-name="Calibri" fo:background-color="#E8F2FE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90" style:parent-style-name="Основнойшрифтабзаца" style:family="text">
      <style:text-properties style:font-name="Calibri" fo:background-color="#E8F2FE"/>
    </style:style>
    <style:style style:name="T91" style:parent-style-name="Основнойшрифтабзаца" style:family="text">
      <style:text-properties style:font-name="Calibri" fo:background-color="#E8F2FE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Обычный" style:family="paragraph">
      <style:text-properties style:font-name="Calibri" fo:background-color="#E8F2FE"/>
    </style:style>
    <style:style style:name="P95" style:parent-style-name="Обычный" style:family="paragraph">
      <style:text-properties style:font-name="Calibri" fo:background-color="#E8F2FE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Обычный" style:family="paragraph">
      <style:text-properties style:font-name="Calibri" fo:background-color="#E8F2FE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Обычный" style:family="paragraph">
      <style:text-properties style:font-name="Calibri" fo:background-color="#E8F2FE"/>
    </style:style>
    <style:style style:name="P101" style:parent-style-name="Обычный" style:family="paragraph">
      <style:text-properties style:font-name="Calibri" fo:background-color="#E8F2FE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Обычный" style:family="paragraph">
      <style:text-properties style:font-name="Calibri" fo:background-color="#E8F2FE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Обычный" style:family="paragraph">
      <style:text-properties style:font-name="Calibri" fo:background-color="#E8F2FE"/>
    </style:style>
    <style:style style:name="P107" style:parent-style-name="Обычный" style:family="paragraph">
      <style:text-properties style:font-name="Calibri" fo:background-color="#E8F2F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Обычный" style:family="paragraph">
      <style:text-properties style:font-name="Calibri" fo:background-color="#E8F2FE"/>
    </style:style>
    <style:style style:name="P110" style:parent-style-name="Standard" style:family="paragraph">
      <style:text-properties style:font-name="Monospace" fo:color="#000000" fo:font-size="10pt" style:font-size-asian="10pt" fo:background-color="#E8F2FE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A<text:s/></text:span><text:span text:style-name="T5">List of the working buttons and</text:span><text:span text:style-name="T6"><text:s/></text:span><text:span text:style-name="T7">descriptions of their functions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Button's Name</text:p>
          </table:table-cell>
          <table:table-cell table:style-name="TableCell15">
            <text:p text:style-name="P16">Function's Description</text:p>
          </table:table-cell>
        </table:table-row>
        <table:table-row table:style-name="TableRow17">
          <table:table-cell table:style-name="TableCell18">
            <text:p text:style-name="P19">“File”-→”Open”</text:p>
          </table:table-cell>
          <table:table-cell table:style-name="TableCell20">
            <text:p text:style-name="P21">Opens a file with the phoneme’s description.<text:s/>The 'Phoneme edit' function and the 'phoneme save' function do not work properly yet. It’s done but still unmount and should be finished and tested.</text:p>
          </table:table-cell>
        </table:table-row>
        <table:table-row table:style-name="TableRow22">
          <table:table-cell table:style-name="TableCell23">
            <text:p text:style-name="P24">“File” -→”Close”</text:p>
          </table:table-cell>
          <table:table-cell table:style-name="TableCell25">
            <text:p text:style-name="P26">Closes the opened phoneme’s description file.</text:p>
          </table:table-cell>
        </table:table-row>
        <table:table-row table:style-name="TableRow27">
          <table:table-cell table:style-name="TableCell28">
            <text:p text:style-name="P29">“File”-→”Quit”</text:p>
          </table:table-cell>
          <table:table-cell table:style-name="TableCell30">
            <text:p text:style-name="P31">Exits the program.</text:p>
          </table:table-cell>
        </table:table-row>
        <table:table-row table:style-name="TableRow32">
          <table:table-cell table:style-name="TableCell33">
            <text:p text:style-name="P34">“Speak”-→”Translate”</text:p>
          </table:table-cell>
          <table:table-cell table:style-name="TableCell35">
            <text:p text:style-name="P36">Translates a text from the input window into phoneme mnemonics, with the selected rules of pronunciation using the command line arguments and writes it to the file.</text:p>
            <text:p text:style-name="P37">(The rules of pronunciation are selected together with the voice selection in “Voice”-→”Voice selection”). Then the phoneme mnemonics from the file are written into the output window.</text:p>
          </table:table-cell>
        </table:table-row>
        <table:table-row table:style-name="TableRow38">
          <table:table-cell table:style-name="TableCell39">
            <text:p text:style-name="P40">“Speak”-→”Show rules”</text:p>
          </table:table-cell>
          <table:table-cell table:style-name="TableCell41">
            <text:p text:style-name="P42">Shows a text transcription according to the reading rules of the selected language. The reading rules are also selected with the voice selection in “Voice”-→”Voice selection”.</text:p>
          </table:table-cell>
        </table:table-row>
        <table:table-row table:style-name="TableRow43">
          <table:table-cell table:style-name="TableCell44">
            <text:p text:style-name="P45">“Speak”-→”Show IPA”</text:p>
          </table:table-cell>
          <table:table-cell table:style-name="TableCell46">
            <text:p text:style-name="P47">Shows the text transcription according to English reading rules</text:p>
            <text:p text:style-name="P48"/>
          </table:table-cell>
        </table:table-row>
        <table:table-row table:style-name="TableRow49">
          <table:table-cell table:style-name="TableCell50">
            <text:p text:style-name="P51">“Speak”-→”Speak”</text:p>
          </table:table-cell>
          <table:table-cell table:style-name="TableCell52">
            <text:p text:style-name="P53">Pronounces the text as phoneme mnemonic according to pronunciation rules of language selected in “Voice”-→”Voice selection”.</text:p>
          </table:table-cell>
        </table:table-row>
        <table:table-row table:style-name="TableRow54">
          <table:table-cell table:style-name="TableCell55">
            <text:p text:style-name="P56">“Voice”-→”Select Voice”</text:p>
          </table:table-cell>
          <table:table-cell table:style-name="TableCell57">
            <text:p text:style-name="P58">Selects reading and pronunciation rules for pronouncing of the text and showing it as a phoneme mnemonic. Russian voice doesn’t work properly also in the original program.</text:p>
            <text:p text:style-name="P59"/>
          </table:table-cell>
        </table:table-row>
        <table:table-row table:style-name="TableRow60">
          <table:table-cell table:style-name="TableCell61">
            <text:p text:style-name="P62">“Options”--&gt;”Language”</text:p>
          </table:table-cell>
          <table:table-cell table:style-name="TableCell63">
            <text:p text:style-name="P64">Changes the language of the interface.</text:p>
          </table:table-cell>
        </table:table-row>
        <table:table-row table:style-name="TableRow65">
          <table:table-cell table:style-name="TableCell66">
            <text:p text:style-name="P67">“Options”-→”Speed”</text:p>
          </table:table-cell>
          <table:table-cell table:style-name="TableCell68">
            <text:p text:style-name="P69">Changes the speed of pronunciation.</text:p>
          </table:table-cell>
        </table:table-row>
        <table:table-row table:style-name="TableRow70">
          <table:table-cell table:style-name="TableCell71">
            <text:p text:style-name="P72">“Options”-→”Speak punctuation”</text:p>
          </table:table-cell>
          <table:table-cell table:style-name="TableCell73">
            <text:p text:style-name="P74">Pronounces the text together with the punctuation signs.</text:p>
          </table:table-cell>
        </table:table-row>
        <table:table-row table:style-name="TableRow75">
          <table:table-cell table:style-name="TableCell76">
            <text:p text:style-name="P77">“Options”-→”Speak characters”</text:p>
          </table:table-cell>
          <table:table-cell table:style-name="TableCell78">
            <text:p text:style-name="P79">Pronounces the text as a set of characters.</text:p>
          </table:table-cell>
        </table:table-row>
        <table:table-row table:style-name="TableRow80">
          <table:table-cell table:style-name="TableCell81">
            <text:p text:style-name="P82">“Help”-→”espeak documentation”</text:p>
          </table:table-cell>
          <table:table-cell table:style-name="TableCell83">
            <text:p text:style-name="P84">The list of documentation for original espeak version in HTML.</text:p>
          </table:table-cell>
        </table:table-row>
        <table:table-row table:style-name="TableRow85">
          <table:table-cell table:style-name="TableCell86">
            <text:p text:style-name="P87">“Text”--&gt;”Translate”</text:p>
            <text:p text:style-name="P88">The same as “Speak”-→”Translate”</text:p>
          </table:table-cell>
          <table:table-cell table:style-name="TableCell89">
            <text:p text:style-name="Обычный"><text:span text:style-name="T90">Translates the text from the input window into phoneme mnemonics, according to the selected rules of pronunciation using command line arguments and writes it to the file.</text:span></text:p>
            <text:p text:style-name="Обычный"><text:span text:style-name="T91">The rules of pronunciation are selected together with voice selection in “Voice”-→”Voice selection”. Then the phoneme mnemonics from the file are written into the output window.</text:span></text:p>
          </table:table-cell>
        </table:table-row>
        <table:table-row table:style-name="TableRow92">
          <table:table-cell table:style-name="TableCell93">
            <text:p text:style-name="P94">“Text”-→”Speak”</text:p>
            <text:p text:style-name="P95">The same as “Speak”-→”Speak”</text:p>
          </table:table-cell>
          <table:table-cell table:style-name="TableCell96">
            <text:p text:style-name="P97">Pronounces the text as phoneme mnemonic with the pronunciation speed set in “Options”--&gt;”Speed”.</text:p>
          </table:table-cell>
        </table:table-row>
        <table:table-row table:style-name="TableRow98">
          <table:table-cell table:style-name="TableCell99">
            <text:p text:style-name="P100">“Text”-→”Show rules”</text:p>
            <text:p text:style-name="P101"/>
          </table:table-cell>
          <table:table-cell table:style-name="TableCell102">
            <text:p text:style-name="P103">The same as “Speak”-→”Show rules” Shows the text transcription with reading rules of the selected language. Reading rules are<text:s/>also selected<text:s/>with the voice selection in “Voice”-→”Voice selection”.</text:p>
          </table:table-cell>
        </table:table-row>
        <table:table-row table:style-name="TableRow104">
          <table:table-cell table:style-name="TableCell105">
            <text:p text:style-name="P106">“Text”-→”Text show IPA”</text:p>
            <text:p text:style-name="P107">the same as “Speak”-→”Show IPA”</text:p>
          </table:table-cell>
          <table:table-cell table:style-name="TableCell108">
            <text:p text:style-name="P109">Shows the text transcription according to English reading rules.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mka1</meta:initial-creator>
    <dc:creator>Romka1</dc:creator>
    <meta:creation-date>2016-08-23T11:35:00Z</meta:creation-date>
    <dc:date>2016-08-24T15:25:00Z</dc:date>
    <meta:template xlink:href="Normal" xlink:type="simple"/>
    <meta:editing-cycles>4</meta:editing-cycles>
    <meta:editing-duration>PT3060S</meta:editing-duration>
    <meta:document-statistic meta:page-count="1" meta:paragraph-count="5" meta:word-count="400" meta:character-count="2675" meta:row-count="19" meta:non-whitespace-character-count="2280"/>
  </office:meta>
</office:document-meta>
</file>